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3.471cm"/>
    </style:style>
    <style:style style:name="Tabela1.C" style:family="table-column">
      <style:table-column-properties style:column-width="5.02cm"/>
    </style:style>
    <style:style style:name="Tabela1.D" style:family="table-column">
      <style:table-column-properties style:column-width="5.46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XC</text:span> (Linux Containers) w Ubuntu używał <text:span text:style-name="Strong_20_Emphasis">AppArmor profili</text:span>, żeby ograniczać procesy kontenerowe.</text:p>
          <text:list>
            <text:list-item>
              <text:p text:style-name="P1">Każdy kontener miał profil typu <text:span text:style-name="Source_20_Text">lxc-container-default</text:span>.</text:p>
            </text:list-item>
            <text:list-item>
              <text:p text:style-name="P1">Ten profil blokował np. dostęp do <text:span text:style-name="Source_20_Text">/proc</text:span>, <text:span text:style-name="Source_20_Text">/sys</text:span>, <text:span text:style-name="Source_20_Text">/dev/mem</text:span>, <text:span text:style-name="Source_20_Text">mount</text:span> itp.</text:p>
            </text:list-item>
          </text:list>
        </text:list-item>
        <text:list-item>
          <text:p text:style-name="P1"><text:span text:style-name="Strong_20_Emphasis">CVE-2015-1334</text:span> polegał na tym, że AppArmor <text:span text:style-name="Strong_20_Emphasis">niepoprawnie parsował ścieżki i reguły</text:span> (np. ze zbyt dużą ilością <text:span text:style-name="Source_20_Text">/</text:span>, nietypowymi aliasami).</text:p>
          <text:list>
            <text:list-item>
              <text:p text:style-name="P1">W efekcie proces w kontenerze mógł sięgnąć do zasobów, które <text:span text:style-name="Strong_20_Emphasis">według profilu LXC powinny być zablokowane</text:span>.</text:p>
            </text:list-item>
            <text:list-item>
              <text:p text:style-name="P1">Przykład: kontener mógł uzyskać dostęp do pliku hosta mimo reguły <text:span text:style-name="Source_20_Text">deny /etc/shadow</text:span>.</text:p>
            </text:list-item>
          </text:list>
        </text:list-item>
      </text:list>
      <text:h text:style-name="Heading_20_2" text:outline-level="2">Co to oznaczało dla LXC</text:h>
      <text:list text:style-name="L2">
        <text:list-item>
          <text:p text:style-name="P2">Użytkownik wewnątrz kontenera mógł:</text:p>
          <text:list>
            <text:list-item>
              <text:p text:style-name="P2">obejść restrykcje AppArmora,</text:p>
            </text:list-item>
            <text:list-item>
              <text:p text:style-name="P2">uciec z izolacji i czytać/pisać w plikach hosta,</text:p>
            </text:list-item>
            <text:list-item>
              <text:p text:style-name="P2">potencjalnie <text:span text:style-name="Strong_20_Emphasis">eskalować uprawnienia</text:span> do roota hosta.</text:p>
            </text:list-item>
          </text:list>
        </text:list-item>
        <text:list-item>
          <text:p text:style-name="P2">W praktyce → <text:span text:style-name="Strong_20_Emphasis">sandbox escape</text:span> dla kontenerów LXC na Ubuntu 12.04/14.04 (z domyślnymi profilami AppArmor).</text:p>
        </text:list-item>
      </text:list>
      <text:p text:style-name="Standard"/>
      <text:h text:style-name="Heading_20_3" text:outline-level="3">CVE-2015-1334 – obejście profili AppArmor (LXC)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Sztuczka ścieżkowa</text:span></text:p>
            </table:table-cell>
            <table:table-cell table:style-name="Tabela1.A1" office:value-type="string">
              <text:p text:style-name="Table_20_Heading"><text:span text:style-name="Strong_20_Emphasis">Co obchodziła</text:span></text:p>
            </table:table-cell>
            <table:table-cell table:style-name="Tabela1.A1" office:value-type="string">
              <text:p text:style-name="Table_20_Heading"><text:span text:style-name="Strong_20_Emphasis">Dlaczego działało</text:span></text:p>
            </table:table-cell>
            <table:table-cell table:style-name="Tabela1.A1" office:value-type="string">
              <text:p text:style-name="Table_20_Heading"><text:span text:style-name="Strong_20_Emphasis">Jak to załatano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/etc//shadow</text:span> (podwójne /)</text:p>
          </table:table-cell>
          <table:table-cell table:style-name="Tabela1.A1" office:value-type="string">
            <text:p text:style-name="Table_20_Contents">Regułę <text:span text:style-name="Source_20_Text">deny /etc/shadow r,</text:span></text:p>
          </table:table-cell>
          <table:table-cell table:style-name="Tabela1.A1" office:value-type="string">
            <text:p text:style-name="Table_20_Contents">AppArmor porównywał literalnie ścieżki, nie kanonizował nadmiarowych <text:span text:style-name="Source_20_Text">/</text:span>.</text:p>
          </table:table-cell>
          <table:table-cell table:style-name="Tabela1.A1" office:value-type="string">
            <text:p text:style-name="Table_20_Contents">Kernel + AppArmor zaczęły <text:span text:style-name="Strong_20_Emphasis">normalizować ścieżki</text:span> przed sprawdzeniem reguł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/etc/./shadow</text:span> (bieżący katalog)</text:p>
          </table:table-cell>
          <table:table-cell table:style-name="Tabela1.A1" office:value-type="string">
            <text:p text:style-name="Table_20_Contents">Regułę zabraniającą dostępu do pliku</text:p>
          </table:table-cell>
          <table:table-cell table:style-name="Tabela1.A1" office:value-type="string">
            <text:p text:style-name="Table_20_Contents">Token <text:span text:style-name="Source_20_Text">.</text:span> nie był usuwany, więc ścieżka nie pasowała do <text:span text:style-name="Source_20_Text">deny /etc/shadow</text:span>.</text:p>
          </table:table-cell>
          <table:table-cell table:style-name="Tabela1.A1" office:value-type="string">
            <text:p text:style-name="Table_20_Contents">Dodano <text:span text:style-name="Strong_20_Emphasis">rozszerzone kanonizowanie</text:span>: <text:span text:style-name="Source_20_Text">.</text:span> i <text:span text:style-name="Source_20_Text">..</text:span> są upraszczane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/etc/../etc/shadow</text:span> (powrót w górę)</text:p>
          </table:table-cell>
          <table:table-cell table:style-name="Tabela1.A1" office:value-type="string">
            <text:p text:style-name="Table_20_Contents">Mogło pozwalać na dostęp do pliku chronionego</text:p>
          </table:table-cell>
          <table:table-cell table:style-name="Tabela1.A1" office:value-type="string">
            <text:p text:style-name="Table_20_Contents">AppArmor nie eliminował poprawnie <text:span text:style-name="Source_20_Text">..</text:span>, więc dało się obejść dopasowanie do reguł.</text:p>
          </table:table-cell>
          <table:table-cell table:style-name="Tabela1.A1" office:value-type="string">
            <text:p text:style-name="Table_20_Contents">Wprowadzono <text:span text:style-name="Strong_20_Emphasis">pełne resolve ścieżek</text:span> do postaci absolutnej kanonicznej.</text:p>
          </table:table-cell>
        </table:table-row>
        <table:table-row>
          <table:table-cell table:style-name="Tabela1.A1" office:value-type="string">
            <text:p text:style-name="Table_20_Contents">Symlink → <text:span text:style-name="Source_20_Text">/etc/shadow</text:span></text:p>
          </table:table-cell>
          <table:table-cell table:style-name="Tabela1.A1" office:value-type="string">
            <text:p text:style-name="Table_20_Contents">Ominięcie restrykcji przez dostęp przez link symboliczny</text:p>
          </table:table-cell>
          <table:table-cell table:style-name="Tabela1.A1" office:value-type="string">
            <text:p text:style-name="Table_20_Contents">Profil sprawdzał ścieżkę, ale nie dereferencjonował symlinków.</text:p>
          </table:table-cell>
          <table:table-cell table:style-name="Tabela1.A1" office:value-type="string">
            <text:p text:style-name="Table_20_Contents">Dodano <text:span text:style-name="Strong_20_Emphasis">dereferencjonowanie symlinków</text:span> przy sprawdzaniu dostępu.</text:p>
          </table:table-cell>
        </table:table-row>
        <table:table-row>
          <table:table-cell table:style-name="Tabela1.A1" office:value-type="string">
            <text:p text:style-name="Table_20_Contents">Dziwne nazwy typu <text:span text:style-name="Source_20_Text">/etc/shadow\0X</text:span></text:p>
          </table:table-cell>
          <table:table-cell table:style-name="Tabela1.A1" office:value-type="string">
            <text:p text:style-name="Table_20_Contents">Mogły mylić parser profili</text:p>
          </table:table-cell>
          <table:table-cell table:style-name="Tabela1.A1" office:value-type="string">
            <text:p text:style-name="Table_20_Contents">Błędy parsowania przy nietypowych bajtach w nazwach.</text:p>
          </table:table-cell>
          <table:table-cell table:style-name="Tabela1.A1" office:value-type="string">
            <text:p text:style-name="Table_20_Contents">Zaostrzono parsowanie i walidację nazw plików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7T21:07:01.408000000</meta:creation-date>
    <dc:date>2025-08-27T21:09:31.280000000</dc:date>
    <meta:editing-duration>PT2M29S</meta:editing-duration>
    <meta:editing-cycles>2</meta:editing-cycles>
    <meta:generator>LibreOffice/24.2.2.2$Windows_X86_64 LibreOffice_project/d56cc158d8a96260b836f100ef4b4ef25d6f1a01</meta:generator>
    <meta:document-statistic meta:table-count="1" meta:image-count="0" meta:object-count="0" meta:page-count="2" meta:paragraph-count="37" meta:word-count="269" meta:character-count="1912" meta:non-whitespace-character-count="1690"/>
  </office:meta>
</office:document-meta>
</file>